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fo:font-size="22pt" officeooo:rsid="0017b5bc" officeooo:paragraph-rsid="0017b5bc" style:font-size-asian="22pt" style:font-size-complex="22pt"/>
    </style:style>
    <style:style style:name="P2" style:family="paragraph" style:parent-style-name="Standard">
      <style:text-properties officeooo:paragraph-rsid="0017b5bc"/>
    </style:style>
    <style:style style:name="P3" style:family="paragraph" style:parent-style-name="Standard">
      <style:text-properties officeooo:rsid="00196e08" officeooo:paragraph-rsid="00196e08"/>
    </style:style>
    <style:style style:name="P4" style:family="paragraph">
      <style:paragraph-properties fo:text-align="center"/>
    </style:style>
    <style:style style:name="gr1" style:family="graphic" style:parent-style-name="Frame">
      <style:graphic-properties draw:auto-grow-height="false" fo:min-height="1.12cm" fo:min-width="0.97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draw:ellipse text:anchor-type="paragraph" draw:z-index="0" draw:name="Дуга еліпса 2" draw:style-name="gr2" draw:text-style-name="P4" svg:width="7.642cm" svg:height="7.515cm" svg:x="2.949cm" svg:y="0.34cm" draw:kind="arc" draw:start-angle="8.62" draw:end-angle="6.43"><text:p/></draw:ellipse><draw:custom-shape text:anchor-type="paragraph" draw:z-index="1" draw:name="Фігура 12" draw:style-name="gr1" svg:width="1.191cm" svg:height="1.34cm" svg:x="8.758cm" svg:y="0.614cm"><text:p text:style-name="P1">1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Фігура 13" draw:style-name="gr1" svg:width="1.191cm" svg:height="1.34cm" svg:x="8.758cm" svg:y="0.614cm"><text:p text:style-name="P1">1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" draw:name="Фігура 14" draw:style-name="gr1" svg:width="1.191cm" svg:height="1.34cm" svg:x="8.758cm" svg:y="0.614cm"><text:p text:style-name="P1">1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" draw:name="Фігура 15" draw:style-name="gr1" svg:width="1.191cm" svg:height="1.34cm" svg:x="2.949cm" svg:y="1.293cm"><text:p text:style-name="P1">1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Фігура 16" draw:style-name="gr1" svg:width="1.191cm" svg:height="1.34cm" svg:x="5.644cm" svg:y="7.068cm"><text:p text:style-name="P1">0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6" draw:name="Фігура 17" draw:style-name="gr1" svg:width="1.191cm" svg:height="1.34cm" svg:x="8.116cm" svg:y="6.685cm"><text:p text:style-name="P1">10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" draw:name="Фігура 18" draw:style-name="gr1" svg:width="1.191cm" svg:height="1.34cm" svg:x="5.616cm" svg:y="-0.145cm"><text:p text:style-name="P1">0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8" draw:name="Фігура 19" draw:style-name="gr1" svg:width="1.191cm" svg:height="1.34cm" svg:x="3.249cm" svg:y="5.803cm"><text:p text:style-name="P1">1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9" draw:name="Фігура 20" draw:style-name="gr1" svg:width="1.191cm" svg:height="1.34cm" svg:x="2.424cm" svg:y="3.62cm"><text:p text:style-name="P1">0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0" draw:name="Фігура 21" draw:style-name="gr1" svg:width="1.191cm" svg:height="1.34cm" svg:x="9.777cm" svg:y="3.42cm"><text:p text:style-name="P1">0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Фігура 22" draw:style-name="gr1" svg:width="1.191cm" svg:height="1.34cm" svg:x="9.606cm" svg:y="5.415cm"><text:p text:style-name="P1">0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. розмір вікна = кількості одиниць в масиві</text:p>
      <text:p text:style-name="P3">2. віндовсСтарт йдемо від 0 до останнього елементу масиву</text:p>
      <text:p text:style-name="P3">3. віндовсЕнд йдемо від розмір вікна до розмір вікна+довжина масиву при цьому для пошуку індексу ділимо по модулю на довжину масив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21:05:14.345220449</meta:creation-date>
    <dc:date>2023-12-24T21:41:25.206813674</dc:date>
    <meta:editing-duration>PT12M30S</meta:editing-duration>
    <meta:editing-cycles>1</meta:editing-cycles>
    <meta:document-statistic meta:table-count="0" meta:image-count="0" meta:object-count="0" meta:page-count="1" meta:paragraph-count="14" meta:word-count="49" meta:character-count="245" meta:non-whitespace-character-count="210"/>
    <meta:generator>LibreOffice/7.3.7.2$Linux_X86_64 LibreOffice_project/30$Build-2</meta:generator>
  </office:meta>
</office:document-meta>
</file>